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Symbols" svg:font-family="'Apple Symbols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P1" style:family="paragraph" style:parent-style-name="Heading_20_1">
      <style:paragraph-properties fo:break-before="page"/>
      <style:text-properties officeooo:rsid="00099fb1" officeooo:paragraph-rsid="00099fb1"/>
    </style:style>
    <style:style style:name="P2" style:family="paragraph" style:parent-style-name="Heading_20_1">
      <style:text-properties officeooo:rsid="00099fb1" officeooo:paragraph-rsid="00099fb1"/>
    </style:style>
    <style:style style:name="P3" style:family="paragraph" style:parent-style-name="Preformatted_20_Text">
      <style:text-properties style:font-name="Times New Roman" fo:font-size="9pt" style:font-size-asian="9pt" style:font-size-complex="9pt"/>
    </style:style>
    <style:style style:name="P4" style:family="paragraph" style:parent-style-name="Preformatted_20_Text">
      <style:text-properties style:font-name="Apple Symbols" fo:font-size="9pt" style:font-size-asian="9pt" style:font-size-complex="9pt"/>
    </style:style>
    <style:style style:name="P5" style:family="paragraph" style:parent-style-name="Preformatted_20_Text">
      <style:text-properties style:font-name="Courier New" fo:font-size="9pt" style:font-size-asian="9pt" style:font-size-complex="9pt"/>
    </style:style>
    <style:style style:name="P6" style:family="paragraph" style:parent-style-name="Text_20_body">
      <style:text-properties officeooo:rsid="00099fb1" officeooo:paragraph-rsid="00099fb1"/>
    </style:style>
    <style:style style:name="P7" style:family="paragraph" style:parent-style-name="Text_20_body">
      <style:text-properties officeooo:paragraph-rsid="00099fb1"/>
    </style:style>
    <style:style style:name="P8" style:family="paragraph" style:parent-style-name="Title">
      <style:text-properties officeooo:rsid="00099fb1" officeooo:paragraph-rsid="00099fb1"/>
    </style:style>
    <style:style style:name="T1" style:family="text">
      <style:text-properties fo:color="#cccccc" loext:opacity="100%"/>
    </style:style>
    <style:style style:name="T2" style:family="text">
      <style:text-properties fo:color="#808080" loext:opacity="100%"/>
    </style:style>
    <style:style style:name="T3" style:family="text">
      <style:text-properties fo:color="#569cd6" loext:opacity="100%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">Add an arkime sensor to Thya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6"/>
      <text:h text:style-name="P1" text:outline-level="1">Following the notes</text:h>
      <text:p text:style-name="P7"><text:a xlink:type="simple" xlink:href="https://arkime.com/install#installing-arkime-sensors" text:style-name="Internet_20_link" text:visited-style-name="Visited_20_Internet_20_Link">https://arkime.com/install#installing-arkime-sensors</text:a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thya@thya:~$ sudo apt install ./arkime_5.6.3-1.ubuntu2404_amd64.deb</text:p>
            <text:p text:style-name="P4">[sudo] password for thya:</text:p>
            <text:p text:style-name="P4">Reading package lists... Done</text:p>
            <text:p text:style-name="P4">Building dependency tree... Done</text:p>
            <text:p text:style-name="P4">Reading state information... Done</text:p>
            <text:p text:style-name="P4">Note, selecting 'arkime' instead of './arkime_5.6.3-1.ubuntu2404_amd64.deb'</text:p>
            <text:p text:style-name="P4">The following additional packages will be installed:</text:p>
            <text:p text:style-name="P4"><text:s text:c="2"/>libcommon-sense-perl libjson-perl libjson-xs-perl libpcre3 librdkafka1 libtypes-serialiser-perl libyaml-dev libyara10</text:p>
            <text:p text:style-name="P4">Suggested packages:</text:p>
            <text:p text:style-name="P4"><text:s text:c="2"/>libyaml-doc</text:p>
            <text:p text:style-name="P4">The following NEW packages will be installed:</text:p>
            <text:p text:style-name="P4"><text:s text:c="2"/>arkime libcommon-sense-perl libjson-perl libjson-xs-perl libpcre3 librdkafka1 libtypes-serialiser-perl libyaml-dev</text:p>
            <text:p text:style-name="P4"><text:s text:c="2"/>libyara10</text:p>
            <text:p text:style-name="P4">0 upgraded, 9 newly installed, 0 to remove and 29 not upgraded.</text:p>
            <text:p text:style-name="P4">1 not fully installed or removed.</text:p>
            <text:p text:style-name="P4">Need to get 1,438 kB/129 MB of archives.</text:p>
            <text:p text:style-name="P4">After this operation, 430 MB of additional disk space will be used.</text:p>
            <text:p text:style-name="P4">Do you want to continue? [Y/n] y</text:p>
            <text:p text:style-name="P4">Get:1 http://archive.ubuntu.com/ubuntu noble/main amd64 libjson-perl all 4.10000-1 [81.9 kB]</text:p>
            <text:p text:style-name="P4">Get:2 http://archive.ubuntu.com/ubuntu noble/main amd64 libyaml-dev amd64 0.2.5-1build1 [62.2 kB]</text:p>
            <text:p text:style-name="P4">Get:3 http://archive.ubuntu.com/ubuntu noble/universe amd64 libyara10 amd64 4.5.0-1build2 [203 kB]</text:p>
            <text:p text:style-name="P4">Get:4 http://archive.ubuntu.com/ubuntu noble/universe amd64 librdkafka1 amd64 2.3.0-1build2 [727 kB]</text:p>
            <text:p text:style-name="P4">Get:5 http://archive.ubuntu.com/ubuntu noble/universe amd64 libpcre3 amd64 2:8.39-15build1 [248 kB]</text:p>
            <text:p text:style-name="P4">Get:6 /home/thya/arkime_5.6.3-1.ubuntu2404_amd64.deb arkime amd64 5.6.3-1 [128 MB]</text:p>
            <text:p text:style-name="P4">Get:7 http://archive.ubuntu.com/ubuntu noble/main amd64 libcommon-sense-perl amd64 3.75-3build3 [20.4 kB]</text:p>
            <text:p text:style-name="P4">Get:8 http://archive.ubuntu.com/ubuntu noble/main amd64 libtypes-serialiser-perl all 1.01-1 [11.6 kB]</text:p>
            <text:p text:style-name="P4">Get:9 http://archive.ubuntu.com/ubuntu noble/main amd64 libjson-xs-perl amd64 4.030-2build3 [83.6 kB]</text:p>
            <text:p text:style-name="P4">Fetched 1,438 kB in 1s (1,382 kB/s)</text:p>
            <text:p text:style-name="P4">Setting up install-info (7.1-3build2) ...</text:p>
            <text:p text:style-name="P4">/usr/sbin/update-info-dir: 2: /etc/environment: cannot open AetDQjgg: No such file</text:p>
            <text:p text:style-name="P4">dpkg: error processing package install-info (--configure):</text:p>
            <text:p text:style-name="P4"><text:s/>installed install-info package post-installation script subprocess returned error exit status 2</text:p>
            <text:p text:style-name="P4">Errors were encountered while processing:</text:p>
            <text:p text:style-name="P4"><text:s/>install-info</text:p>
            <text:p text:style-name="P4">N: Download is performed unsandboxed as root as file '/home/thya/arkime_5.6.3-1.ubuntu2404_amd64.deb' couldn't be accessed by user '_apt'. - pkgAcquire::Run (13: Permission denied)</text:p>
            <text:p text:style-name="P4">E: Sub-process /usr/bin/dpkg returned an error code (1)</text:p>
          </table:table-cell>
        </table:table-row>
      </table:table>
      <text:p text:style-name="P7"/>
      <text:p text:style-name="P7"/>
      <text:p text:style-name="P7"/>
      <text:h text:style-name="P1" text:outline-level="1">Ran through all the methods found here</text:h>
      <text:p text:style-name="P7"/>
      <text:p text:style-name="P7"><text:a xlink:type="simple" xlink:href="https://phoenixnap.com/kb/fix-sub-process-usr-bin-dpkg-returned-error-code-1" text:style-name="Internet_20_link" text:visited-style-name="Visited_20_Internet_20_Link">https://phoenixnap.com/kb/fix-sub-process-usr-bin-dpkg-returned-error-code-1</text:a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thya@thya:~$ sudo dpkg --configure -a</text:p>
            <text:p text:style-name="P3">Setting up install-info (7.1-3build2) ...</text:p>
            <text:p text:style-name="P3">/usr/sbin/update-info-dir: 2: /etc/environment: cannot open AetDQjgg: No such file</text:p>
            <text:p text:style-name="P3">dpkg: error processing package install-info (--configure):</text:p>
            <text:p text:style-name="P3"><text:s/>installed install-info package post-installation script subprocess returned error exit status 2</text:p>
            <text:p text:style-name="P3">Errors were encountered while processing:</text:p>
            <text:p text:style-name="P3"><text:s/>install-info</text:p>
            <text:p text:style-name="P3">thya@thya:~$ sudo apt install -f</text:p>
            <text:p text:style-name="P3">Reading package lists... Done</text:p>
            <text:p text:style-name="P3">Building dependency tree... Done</text:p>
            <text:p text:style-name="P3">Reading state information... Done</text:p>
            <text:p text:style-name="P3">0 upgraded, 0 newly installed, 0 to remove and 29 not upgraded.</text:p>
            <text:p text:style-name="P3">1 not fully installed or removed.</text:p>
            <text:p text:style-name="P3">After this operation, 0 B of additional disk space will be used.</text:p>
            <text:p text:style-name="P3">Setting up install-info (7.1-3build2) ...</text:p>
            <text:p text:style-name="P3">/usr/sbin/update-info-dir: 2: /etc/environment: cannot open AetDQjgg: No such file</text:p>
            <text:p text:style-name="P3">dpkg: error processing package install-info (--configure):</text:p>
            <text:p text:style-name="P3"><text:s/>installed install-info package post-installation script subprocess returned error exit status 2</text:p>
            <text:p text:style-name="P3">Errors were encountered while processing:</text:p>
            <text:p text:style-name="P3"><text:s/>install-info</text:p>
            <text:p text:style-name="P3">E: Sub-process /usr/bin/dpkg returned an error code (1)</text:p>
            <text:p text:style-name="P3">thya@thya:~$ sudo apt remove --purge</text:p>
            <text:p text:style-name="P3">Reading package lists... Done</text:p>
            <text:p text:style-name="P3">Building dependency tree... Done</text:p>
            <text:p text:style-name="P3">Reading state information... Done</text:p>
            <text:p text:style-name="P3">0 upgraded, 0 newly installed, 0 to remove and 29 not upgraded.</text:p>
            <text:p text:style-name="P3">1 not fully installed or removed.</text:p>
            <text:p text:style-name="P3">After this operation, 0 B of additional disk space will be used.</text:p>
            <text:p text:style-name="P3">Setting up install-info (7.1-3build2) ...</text:p>
            <text:p text:style-name="P3">/usr/sbin/update-info-dir: 2: /etc/environment: cannot open AetDQjgg: No such file</text:p>
            <text:p text:style-name="P3">dpkg: error processing package install-info (--configure):</text:p>
            <text:p text:style-name="P3"><text:s/>installed install-info package post-installation script subprocess returned error exit status 2</text:p>
            <text:p text:style-name="P3">Errors were encountered while processing:</text:p>
            <text:p text:style-name="P3"><text:s/>install-info</text:p>
            <text:p text:style-name="P3">E: Sub-process /usr/bin/dpkg returned an error code (1)</text:p>
            <text:p text:style-name="P3">thya@thya:~$ sudo ls -l /var/lib/dpkg/info | grep -i install-info</text:p>
            <text:p text:style-name="P3">-rw-r--r-- 1 root root <text:s text:c="4"/>573 Feb 16 21:04 install-info.list</text:p>
            <text:p text:style-name="P3">-rw-r--r-- 1 root root <text:s text:c="4"/>689 Feb 16 21:04 install-info.md5sums</text:p>
            <text:p text:style-name="P3">-rwxr-xr-x 1 root root <text:s text:c="3"/>1251 Feb 16 21:04 install-info.postinst</text:p>
            <text:p text:style-name="P3">-rw-r--r-- 1 root root <text:s text:c="5"/>33 Feb 16 21:04 install-info.triggers</text:p>
            <text:p text:style-name="P3">thya@thya:~$ sudo mv /var/lib/dpkg/info/install-info.* /tmp</text:p>
            <text:p text:style-name="P3">thya@thya:~$ sudo apt update</text:p>
            <text:p text:style-name="P3">Get:1 http://security.ubuntu.com/ubuntu noble-security InRelease [126 kB]</text:p>
            <text:p text:style-name="P3">Hit:2 http://archive.ubuntu.com/ubuntu noble InRelease</text:p>
            <text:p text:style-name="P3">Ign:3 http://archive.canonical.com noble InRelease</text:p>
            <text:p text:style-name="P3">Get:4 http://archive.ubuntu.com/ubuntu noble-updates InRelease [126 kB]</text:p>
            <text:p text:style-name="P3">Ign:5 http://archive.canonical.com/ubuntu noble InRelease</text:p>
            <text:p text:style-name="P3">Err:6 http://archive.canonical.com noble Release</text:p>
            <text:p text:style-name="P3"><text:s text:c="2"/>404 <text:s/>Not Found [IP: 185.125.188.87 80]</text:p>
            <text:p text:style-name="P3">Hit:7 https://ppa.launchpadcontent.net/lucioc/sayonara/ubuntu noble InRelease</text:p>
            <text:p text:style-name="P3">Err:8 http://archive.canonical.com/ubuntu noble Release</text:p>
            <text:p text:style-name="P3"><text:s text:c="2"/>404 <text:s/>Not Found [IP: 185.125.188.87 80]</text:p>
            <text:p text:style-name="P3">Hit:9 https://ppa.launchpadcontent.net/oisf/suricata-stable/ubuntu noble InRelease</text:p>
            <text:p text:style-name="P3">Get:10 http://security.ubuntu.com/ubuntu noble-security/main amd64 Components [21.5 kB]</text:p>
            <text:p text:style-name="P3">Get:11 http://security.ubuntu.com/ubuntu noble-security/restricted amd64 Components [212 B]</text:p>
            <text:p text:style-name="P3">Ign:12 https://ppa.launchpadcontent.net/starws-box/deadbeef-player/ubuntu noble InRelease</text:p>
            <text:p text:style-name="P3"><text:soft-page-break/>Get:13 http://security.ubuntu.com/ubuntu noble-security/universe amd64 Components [52.2 kB]</text:p>
            <text:p text:style-name="P3">Hit:14 http://archive.ubuntu.com/ubuntu noble-backports InRelease</text:p>
            <text:p text:style-name="P3">Get:15 http://security.ubuntu.com/ubuntu noble-security/multiverse amd64 Components [212 B]</text:p>
            <text:p text:style-name="P3">Hit:16 https://ppa.launchpadcontent.net/videolan/master-daily/ubuntu noble InRelease</text:p>
            <text:p text:style-name="P3">Err:17 https://ppa.launchpadcontent.net/starws-box/deadbeef-player/ubuntu noble Release</text:p>
            <text:p text:style-name="P3"><text:s text:c="2"/>404 <text:s/>Not Found [IP: 185.125.190.80 443]</text:p>
            <text:p text:style-name="P3">Get:18 http://archive.ubuntu.com/ubuntu noble-updates/main amd64 Packages [1,057 kB]</text:p>
            <text:p text:style-name="P3">Get:19 http://archive.ubuntu.com/ubuntu noble-updates/main amd64 Components [161 kB]</text:p>
            <text:p text:style-name="P3">Get:20 http://archive.ubuntu.com/ubuntu noble-updates/restricted amd64 Components [212 B]</text:p>
            <text:p text:style-name="P3">Get:21 http://archive.ubuntu.com/ubuntu noble-updates/universe amd64 Packages [1,060 kB]</text:p>
            <text:p text:style-name="P3">Get:22 http://archive.ubuntu.com/ubuntu noble-updates/universe amd64 Components [376 kB]</text:p>
            <text:p text:style-name="P3">Get:23 http://archive.ubuntu.com/ubuntu noble-updates/multiverse amd64 Components [940 B]</text:p>
            <text:p text:style-name="P3">Reading package lists... Done</text:p>
            <text:p text:style-name="P3">E: The repository 'http://archive.canonical.com noble Release' does not have a Release file.</text:p>
            <text:p text:style-name="P3">N: Updating from such a repository can't be done securely, and is therefore disabled by default.</text:p>
            <text:p text:style-name="P3">N: See apt-secure(8) manpage for repository creation and user configuration details.</text:p>
            <text:p text:style-name="P3">E: The repository 'http://archive.canonical.com/ubuntu noble Release' does not have a Release file.</text:p>
            <text:p text:style-name="P3">N: Updating from such a repository can't be done securely, and is therefore disabled by default.</text:p>
            <text:p text:style-name="P3">N: See apt-secure(8) manpage for repository creation and user configuration details.</text:p>
            <text:p text:style-name="P3">E: The repository 'https://ppa.launchpadcontent.net/starws-box/deadbeef-player/ubuntu noble Release' does not have a Release file.</text:p>
            <text:p text:style-name="P3">N: Updating from such a repository can't be done securely, and is therefore disabled by default.</text:p>
            <text:p text:style-name="P3">N: See apt-secure(8) manpage for repository creation and user configuration details.</text:p>
            <text:p text:style-name="P3">thya@thya:~$ sudo apt autoremove</text:p>
            <text:p text:style-name="P3">Reading package lists... Done</text:p>
            <text:p text:style-name="P3">Building dependency tree... Done</text:p>
            <text:p text:style-name="P3">Reading state information... Done</text:p>
            <text:p text:style-name="P3">0 upgraded, 0 newly installed, 0 to remove and 29 not upgraded.</text:p>
            <text:p text:style-name="P3">1 not fully installed or removed.</text:p>
            <text:p text:style-name="P3">After this operation, 0 B of additional disk space will be used.</text:p>
            <text:p text:style-name="P3">Setting up install-info (7.1-3build2) ...</text:p>
            <text:p text:style-name="P3">thya@thya:~$ sudo apt clean</text:p>
            <text:p text:style-name="P3">thya@thya:~$ sudo dpkg -i --force-overwrite /var/cache/apt/archives/install-info</text:p>
            <text:p text:style-name="P3">dpkg: error: cannot access archive '/var/cache/apt/archives/install-info': No such file or directory</text:p>
          </table:table-cell>
        </table:table-row>
      </table:table>
      <text:p text:style-name="P7"/>
      <text:h text:style-name="P2" text:outline-level="1">Apt install arkime</text:h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thya@thya:~$ sudo apt install ./arkime_5.6.3-1.ubuntu2404_amd64.deb</text:p>
            <text:p text:style-name="P3">Reading package lists... Done</text:p>
            <text:p text:style-name="P3">Building dependency tree... Done</text:p>
            <text:p text:style-name="P3">Reading state information... Done</text:p>
            <text:p text:style-name="P3">Note, selecting 'arkime' instead of './arkime_5.6.3-1.ubuntu2404_amd64.deb'</text:p>
            <text:p text:style-name="P3">The following additional packages will be installed:</text:p>
            <text:p text:style-name="P3"><text:s text:c="2"/>libcommon-sense-perl libjson-perl libjson-xs-perl libpcre3 librdkafka1 libtypes-serialiser-perl libyaml-dev libyara10</text:p>
            <text:p text:style-name="P3">Suggested packages:</text:p>
            <text:p text:style-name="P3"><text:s text:c="2"/>libyaml-doc</text:p>
            <text:p text:style-name="P3">The following NEW packages will be installed:</text:p>
            <text:p text:style-name="P3"><text:s text:c="2"/>arkime libcommon-sense-perl libjson-perl libjson-xs-perl libpcre3 librdkafka1 libtypes-serialiser-perl libyaml-dev</text:p>
            <text:p text:style-name="P3"><text:s text:c="2"/>libyara10</text:p>
            <text:p text:style-name="P3">0 upgraded, 9 newly installed, 0 to remove and 29 not upgraded.</text:p>
            <text:p text:style-name="P3">Need to get 1,438 kB/129 MB of archives.</text:p>
            <text:p text:style-name="P3">After this operation, 430 MB of additional disk space will be used.</text:p>
            <text:p text:style-name="P3">Do you want to continue? [Y/n] y</text:p>
            <text:p text:style-name="P3">Get:1 http://archive.ubuntu.com/ubuntu noble/main amd64 libjson-perl all 4.10000-1 [81.9 kB]</text:p>
            <text:p text:style-name="P3">Get:2 http://archive.ubuntu.com/ubuntu noble/main amd64 libyaml-dev amd64 0.2.5-1build1 [62.2 kB]</text:p>
            <text:p text:style-name="P3">Get:3 http://archive.ubuntu.com/ubuntu noble/universe amd64 libyara10 amd64 4.5.0-1build2 [203 kB]</text:p>
            <text:p text:style-name="P3">Get:4 http://archive.ubuntu.com/ubuntu noble/universe amd64 librdkafka1 amd64 2.3.0-1build2 [727 kB]</text:p>
            <text:p text:style-name="P3">Get:5 /home/thya/arkime_5.6.3-1.ubuntu2404_amd64.deb arkime amd64 5.6.3-1 [128 MB]</text:p>
            <text:p text:style-name="P3">Get:6 http://archive.ubuntu.com/ubuntu noble/universe amd64 libpcre3 amd64 2:8.39-15build1 [248 kB]</text:p>
            <text:p text:style-name="P3">Get:7 http://archive.ubuntu.com/ubuntu noble/main amd64 libcommon-sense-perl amd64 3.75-3build3 [20.4 kB]</text:p>
            <text:p text:style-name="P3"><text:soft-page-break/>Get:8 http://archive.ubuntu.com/ubuntu noble/main amd64 libtypes-serialiser-perl all 1.01-1 [11.6 kB]</text:p>
            <text:p text:style-name="P3">Get:9 http://archive.ubuntu.com/ubuntu noble/main amd64 libjson-xs-perl amd64 4.030-2build3 [83.6 kB]</text:p>
            <text:p text:style-name="P3">Fetched 1,438 kB in 1s (1,292 kB/s)</text:p>
            <text:p text:style-name="P3">Selecting previously unselected package libjson-perl.</text:p>
            <text:p text:style-name="P3">dpkg: warning: files list file for package 'install-info' missing; assuming package has no files currently installed</text:p>
            <text:p text:style-name="P3">(Reading database ... 214779 files and directories currently installed.)</text:p>
            <text:p text:style-name="P3">Preparing to unpack .../0-libjson-perl_4.10000-1_all.deb ...</text:p>
            <text:p text:style-name="P3">Unpacking libjson-perl (4.10000-1) ...</text:p>
            <text:p text:style-name="P3">Selecting previously unselected package libyaml-dev:amd64.</text:p>
            <text:p text:style-name="P3">Preparing to unpack .../1-libyaml-dev_0.2.5-1build1_amd64.deb ...</text:p>
            <text:p text:style-name="P3">Unpacking libyaml-dev:amd64 (0.2.5-1build1) ...</text:p>
            <text:p text:style-name="P3">Selecting previously unselected package libyara10:amd64.</text:p>
            <text:p text:style-name="P3">Preparing to unpack .../2-libyara10_4.5.0-1build2_amd64.deb ...</text:p>
            <text:p text:style-name="P3">Unpacking libyara10:amd64 (4.5.0-1build2) ...</text:p>
            <text:p text:style-name="P3">Selecting previously unselected package librdkafka1:amd64.</text:p>
            <text:p text:style-name="P3">Preparing to unpack .../3-librdkafka1_2.3.0-1build2_amd64.deb ...</text:p>
            <text:p text:style-name="P3">Unpacking librdkafka1:amd64 (2.3.0-1build2) ...</text:p>
            <text:p text:style-name="P3">Selecting previously unselected package libpcre3:amd64.</text:p>
            <text:p text:style-name="P3">Preparing to unpack .../4-libpcre3_2%3a8.39-15build1_amd64.deb ...</text:p>
            <text:p text:style-name="P3">Unpacking libpcre3:amd64 (2:8.39-15build1) ...</text:p>
            <text:p text:style-name="P3">Selecting previously unselected package arkime.</text:p>
            <text:p text:style-name="P3">Preparing to unpack .../5-arkime_5.6.3-1.ubuntu2404_amd64.deb ...</text:p>
            <text:p text:style-name="P3">Unpacking arkime (5.6.3-1) ...</text:p>
            <text:p text:style-name="P3">Selecting previously unselected package libcommon-sense-perl:amd64.</text:p>
            <text:p text:style-name="P3">Preparing to unpack .../6-libcommon-sense-perl_3.75-3build3_amd64.deb ...</text:p>
            <text:p text:style-name="P3">Unpacking libcommon-sense-perl:amd64 (3.75-3build3) ...</text:p>
            <text:p text:style-name="P3">Selecting previously unselected package libtypes-serialiser-perl.</text:p>
            <text:p text:style-name="P3">Preparing to unpack .../7-libtypes-serialiser-perl_1.01-1_all.deb ...</text:p>
            <text:p text:style-name="P3">Unpacking libtypes-serialiser-perl (1.01-1) ...</text:p>
            <text:p text:style-name="P3">Selecting previously unselected package libjson-xs-perl.</text:p>
            <text:p text:style-name="P3">Preparing to unpack .../8-libjson-xs-perl_4.030-2build3_amd64.deb ...</text:p>
            <text:p text:style-name="P3">Unpacking libjson-xs-perl (4.030-2build3) ...</text:p>
            <text:p text:style-name="P3">Setting up libyaml-dev:amd64 (0.2.5-1build1) ...</text:p>
            <text:p text:style-name="P3">Setting up libyara10:amd64 (4.5.0-1build2) ...</text:p>
            <text:p text:style-name="P3">Setting up libcommon-sense-perl:amd64 (3.75-3build3) ...</text:p>
            <text:p text:style-name="P3">Setting up libpcre3:amd64 (2:8.39-15build1) ...</text:p>
            <text:p text:style-name="P3">Setting up librdkafka1:amd64 (2.3.0-1build2) ...</text:p>
            <text:p text:style-name="P3">Setting up libtypes-serialiser-perl (1.01-1) ...</text:p>
            <text:p text:style-name="P3">Setting up libjson-perl (4.10000-1) ...</text:p>
            <text:p text:style-name="P3">Setting up libjson-xs-perl (4.030-2build3) ...</text:p>
            <text:p text:style-name="P3">Setting up arkime (5.6.3-1) ...</text:p>
            <text:p text:style-name="P3">Arkime systemd files copied</text:p>
            <text:p text:style-name="P3">Not installing Arkime logrotate /etc/logrotate.d/arkime</text:p>
            <text:p text:style-name="P3">READ /opt/arkime/README.txt and RUN /opt/arkime/bin/Configure</text:p>
            <text:p text:style-name="P3">Processing triggers for man-db (2.12.0-4build2) ...</text:p>
            <text:p text:style-name="P3">Processing triggers for libc-bin (2.39-0ubuntu8.4) ...</text:p>
            <text:p text:style-name="P3">Scanning processes...</text:p>
            <text:p text:style-name="P3">Scanning processor microcode...</text:p>
            <text:p text:style-name="P3">Scanning linux images...</text:p>
            <text:p text:style-name="P3"/>
            <text:p text:style-name="P3">Running kernel seems to be up-to-date.</text:p>
            <text:p text:style-name="P3"/>
            <text:p text:style-name="P3">The processor microcode seems to be up-to-date.</text:p>
            <text:p text:style-name="P3"/>
            <text:p text:style-name="P3">No services need to be restarted.</text:p>
            <text:p text:style-name="P3"/>
            <text:p text:style-name="P3">No containers need to be restarted.</text:p>
            <text:p text:style-name="P3"/>
            <text:p text:style-name="P3">No user sessions are running outdated binaries.</text:p>
            <text:p text:style-name="P3"/>
            <text:p text:style-name="P3">No VM guests are running outdated hypervisor (qemu) binaries on this host.</text:p>
            <text:p text:style-name="P3">N: Download is performed unsandboxed as root as file '/home/thya/arkime_5.6.3-1.ubuntu2404_amd64.deb' couldn't be accessed by user '_apt'. - pkgAcquire::Run (13: Permission denied)</text:p>
          </table:table-cell>
        </table:table-row>
      </table:table>
      <text:p text:style-name="P7"/>
      <text:p text:style-name="P7"><text:soft-page-break/></text:p>
      <text:p text:style-name="P3">pdee@pdee:~$ /opt/arkime/db/db.pl --esuser elastic:'tp+HYJ=nP7k6jhd6BpbC' https://localhost:9200 init</text:p>
      <text:p text:style-name="Preformatted_20_Text"/>
      <text:p text:style-name="Standard"/>
      <text:p text:style-name="P5">sudo vi /etc/environment</text:p>
      <text:p text:style-name="P5"><text:span text:style-name="T1">OPENSEARCH_INITIAL_ADMIN_PASSWORD=65m</text:span><text:span text:style-name="T2">&lt;</text:span><text:span text:style-name="T3">AetDQjgg</text:span></text:p>
      <text:p text:style-name="P5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Symbols" svg:font-family="'Apple Symbols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4:04:57.948266744</meta:creation-date>
    <meta:generator>LibreOffice/7.6.4.1$MacOSX_AARCH64 LibreOffice_project/e19e193f88cd6c0525a17fb7a176ed8e6a3e2aa1</meta:generator>
    <dc:date>2025-05-03T08:18:38.593466527</dc:date>
    <meta:editing-duration>PT17H53M31S</meta:editing-duration>
    <meta:editing-cycles>1</meta:editing-cycles>
    <meta:document-statistic meta:table-count="3" meta:image-count="0" meta:object-count="0" meta:page-count="6" meta:paragraph-count="214" meta:word-count="1397" meta:character-count="12816" meta:non-whitespace-character-count="11595"/>
  </office:meta>
</office:document-meta>
</file>